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.indexOf( char ch , int 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checkTime( char h0 , char h1 , char m0 , char m1 , char s0 , char s1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SONScanner.checkDate( char y0 , char y1 , char y2 , char y3 , char M0 , char M1 , int d0 , int d1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SONScanner.JSONScanner( char [ ] input , int inpu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FieldStringArray( char [ ] fieldName , Class &lt; ? &gt; typ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JSONScanner.setTimeZone( char timeZoneFlag , char t0 , char t1 , char t3 , char t4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.scanFieldString( char [ ] fieldName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JSONScanner.string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Scanner.scanFieldSymbol( char [ ] field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JSONScanner.ski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eekArrayToItem( int ind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JSONScanner.scanDouble( char seperator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74">
            <text:p text:style-name="Table_20_Contents">74</text:p>
          </table:table-cell>
          <table:table-cell office:value-type="float" office:value="129">
            <text:p text:style-name="Table_20_Contents">129</text:p>
          </table:table-cell>
        </table:table-row>
        <table:table-row>
          <table:table-cell office:value-type="string">
            <text:p text:style-name="Table_20_Contents">JSONScanner.subString( int offset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Scanner.charArrayCompare( String src , int offset , char [ ] d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Scanner.skipArray( boolean vali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JSONScanner.decimalValu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Scanner.setCalendar( char y0 , char y1 , char y2 , char y3 , char M0 , char M1 , char d0 , char 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canner.JSONScanner( char [ ] input , int inputLength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isEO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Int( char expectNext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4">
            <text:p text:style-name="Table_20_Contents">44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JSONScanner.seekObjectToField( long fieldNameHash , boolean deepScan )</text:p>
          </table:table-cell>
          <table:table-cell office:value-type="float" office:value="97">
            <text:p text:style-name="Table_20_Contents">97</text:p>
          </table:table-cell>
          <table:table-cell office:value-type="float" office:value="135">
            <text:p text:style-name="Table_20_Contents">135</text:p>
          </table:table-cell>
          <table:table-cell office:value-type="float" office:value="240">
            <text:p text:style-name="Table_20_Contents">240</text:p>
          </table:table-cell>
        </table:table-row>
        <table:table-row>
          <table:table-cell office:value-type="string">
            <text:p text:style-name="Table_20_Contents">JSONScanner.copyTo( int offset , int count , char [ ]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charA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.info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Scanner.arrayCopy( int srcPos , char [ ] dest , int destPos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charArrayCompare( char [ ]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ub_chars( int offset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.number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canner.skipObject( boolean vali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JSONScanner.setTime( char h0 , char h1 , char m0 , char m1 , char s0 , char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Scanner.scanFieldInt( char [ ] fieldNam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JSONScanner.scanISO8601DateIfMatch(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.matchField2( char [ ]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SONScanner.scanISO8601DateIfMatch( boolean strict , int rest )</text:p>
          </table:table-cell>
          <table:table-cell office:value-type="float" office:value="145">
            <text:p text:style-name="Table_20_Contents">145</text:p>
          </table:table-cell>
          <table:table-cell office:value-type="float" office:value="376">
            <text:p text:style-name="Table_20_Contents">376</text:p>
          </table:table-cell>
          <table:table-cell office:value-type="float" office:value="413">
            <text:p text:style-name="Table_20_Contents">413</text:p>
          </table:table-cell>
        </table:table-row>
        <table:table-row>
          <table:table-cell office:value-type="string">
            <text:p text:style-name="Table_20_Contents">JSONScann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.skip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Scanner.scanFieldDate( char [ ] fieldNam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JSONScanner.scanLong( char seperator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5">
            <text:p text:style-name="Table_20_Contents">45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JSONScanner.JSONScanner( String input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.skip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FieldBoolean( char [ ] fieldNam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JSONScanner.seekObjectToField( long [ ] fieldNameHash )</text:p>
          </table:table-cell>
          <table:table-cell office:value-type="float" office:value="70">
            <text:p text:style-name="Table_20_Contents">70</text:p>
          </table:table-cell>
          <table:table-cell office:value-type="float" office:value="111">
            <text:p text:style-name="Table_20_Contents">111</text:p>
          </table:table-cell>
          <table:table-cell office:value-type="float" office:value="175">
            <text:p text:style-name="Table_20_Contents">175</text:p>
          </table:table-cell>
        </table:table-row>
        <table:table-row>
          <table:table-cell office:value-type="string">
            <text:p text:style-name="Table_20_Contents">JSONScanner.scanFieldStringArray( char [ ] fieldName , int argTypesCount , SymbolTable typeSymbolTabl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JSONScanner.addSymbol( int offset , int len , int hash , final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ISO8601DateIf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FieldLong( char [ ] fieldName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JSONScanner.bytes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ONScanner.JSONScanner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TypeName( SymbolTable symbolT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Scanner.setTimeZone( char timeZoneFlag , char t0 , char 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.scanDate( char seperato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56">
            <text:p text:style-name="Table_20_Contents">56</text:p>
          </table:table-cell>
          <table:table-cell office:value-type="float" office:value="112">
            <text:p text:style-name="Table_20_Contents">1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